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5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943: "\\E2* Hey^1, wenn du hier lang gehst, verhauen dich meine Truppen./",</text:p>
          </table:table-cell>
          <table:table-cell table:number-columns-repeated="6"/>
          <table:table-cell office:value-type="string" calcext:value-type="string">
            <text:p>Zeilennummer 943: "\\E2* Hey^1, if you head that way, my troops will thrash you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* Ist das eine Falle?/",</text:p>
          </table:table-cell>
          <table:table-cell table:number-columns-repeated="6"/>
          <table:table-cell office:value-type="string" calcext:value-type="string">
            <text:p>Zeilennummer 943: "* Is that a threat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\\E3* Ich sag lieber es ist eine Einladung./%",</text:p>
          </table:table-cell>
          <table:table-cell table:number-columns-repeated="6"/>
          <table:table-cell office:value-type="string" calcext:value-type="string">
            <text:p>Zeilennummer 943: "\\E3* I prefer to think of it as an invitation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* Hey, wollt ihr nicht mal Hallo sagen!?/",</text:p>
          </table:table-cell>
          <table:table-cell table:number-columns-repeated="6"/>
          <table:table-cell office:value-type="string" calcext:value-type="string">
            <text:p>Zeilennummer 943: "* Hey, aren't you guys gonna even say hi!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* Um^1, nein./",</text:p>
          </table:table-cell>
          <table:table-cell table:number-columns-repeated="6"/>
          <table:table-cell office:value-type="string" calcext:value-type="string">
            <text:p>Zeilennummer 943: "* Um^1, no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* Cool^1.&amp;* genießt es verhaut zu werden./%",</text:p>
          </table:table-cell>
          <table:table-cell table:number-columns-repeated="6"/>
          <table:table-cell office:value-type="string" calcext:value-type="string">
            <text:p>Zeilennummer 943: "* Cool^1.&amp;* Enjoy being thrashed by various guys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* Nebenbei^1, passt auf das Labyrinth auf./",</text:p>
          </table:table-cell>
          <table:table-cell table:number-columns-repeated="6"/>
          <table:table-cell office:value-type="string" calcext:value-type="string">
            <text:p>Zeilennummer 943: "* By the way^1, beware yourselves of the forest maz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* Du wirst dich wohl KOMPLETT verirren.../",</text:p>
          </table:table-cell>
          <table:table-cell table:number-columns-repeated="6"/>
          <table:table-cell office:value-type="string" calcext:value-type="string">
            <text:p>Zeilennummer 943: "* You'll probly get COMPLETELY lost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\\E2* Außer wenn du jemanden hast^1, der dich durch leitet^1, sowie \\cRIHN\\cW./",</text:p>
          </table:table-cell>
          <table:table-cell table:number-columns-repeated="6"/>
          <table:table-cell office:value-type="string" calcext:value-type="string">
            <text:p>Zeilennummer 943: "\\E2* Without someone who knows the way through^1, that i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* Yeah^1! ich \\cRkenne den Weg\\cW wie meinen Hinterkopf!/%",</text:p>
          </table:table-cell>
          <table:table-cell table:number-columns-repeated="6"/>
          <table:table-cell office:value-type="string" calcext:value-type="string">
            <text:p>Zeilennummer 943: "* Yeah^1! I know the forest like the back of my head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* Hey^1, Losers!/",</text:p>
          </table:table-cell>
          <table:table-cell table:number-columns-repeated="6"/>
          <table:table-cell office:value-type="string" calcext:value-type="string">
            <text:p>Zeilennummer 943: "* Hey^1, losers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\\E0* Warte mal^1. Wo ist Lancer?/",</text:p>
          </table:table-cell>
          <table:table-cell table:number-columns-repeated="6"/>
          <table:table-cell office:value-type="string" calcext:value-type="string">
            <text:p>Zeilennummer 943: "\\E0* Wait a sec^1. Where's Lancer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* Ehm^1, nun^1, er ging den falschen weg^1, also.../",</text:p>
          </table:table-cell>
          <table:table-cell table:number-columns-repeated="6"/>
          <table:table-cell office:value-type="string" calcext:value-type="string">
            <text:p>Zeilennummer 943: "* Err^1, well^1, he wasn't going the right way^1, so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* Habt ihr ihn ALLEIN gelassen!?/",</text:p>
          </table:table-cell>
          <table:table-cell table:number-columns-repeated="6"/>
          <table:table-cell office:value-type="string" calcext:value-type="string">
            <text:p>Zeilennummer 943: "* You let him wander off BY HIMSELF!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\\E0* Du weißt^1, er hat es nicht so mit Labyrinthe^1, richtig!?/",</text:p>
          </table:table-cell>
          <table:table-cell table:number-columns-repeated="6"/>
          <table:table-cell office:value-type="string" calcext:value-type="string">
            <text:p>Zeilennummer 943: "\\E0* You KNOW he's bad at mazes^1, right!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\\E9* Er ist wohl schon verirrt und verwirrt!/",</text:p>
          </table:table-cell>
          <table:table-cell table:number-columns-repeated="6"/>
          <table:table-cell office:value-type="string" calcext:value-type="string">
            <text:p>Zeilennummer 943: "\\E9* He's probably lost and confused right now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* Ho ho ho!!^1! ich bin verirrt und verwirrt!!!/",</text:p>
          </table:table-cell>
          <table:table-cell table:number-columns-repeated="6"/>
          <table:table-cell office:value-type="string" calcext:value-type="string">
            <text:p>Zeilennummer 943: "* Ho ho ho!!^1! I'm lost and confused!!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* Entschuldigung Susie..^1. Wir wollten dir keine Sorgen bereiten./",</text:p>
          </table:table-cell>
          <table:table-cell table:number-columns-repeated="6"/>
          <table:table-cell office:value-type="string" calcext:value-type="string">
            <text:p>Zeilennummer 943: "* Sorry Susie..^1. We didn't mean to make you worry about him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* Huh...^1? Moment^1, ich bin nicht^1, uh^1, besorgt!/",</text:p>
          </table:table-cell>
          <table:table-cell table:number-columns-repeated="6"/>
          <table:table-cell office:value-type="string" calcext:value-type="string">
            <text:p>Zeilennummer 943: "* Huh...^1? Look^1, I'm not^1, uh^1, worried about him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\\E2* Wir Fiesen halten halt zusammen^1, das ist alles./",</text:p>
          </table:table-cell>
          <table:table-cell table:number-columns-repeated="6"/>
          <table:table-cell office:value-type="string" calcext:value-type="string">
            <text:p>Zeilennummer 943: "\\E2* Bad guys gotta look out for each other^1, is all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\\E0* Aufjedenfall^1, Geht mir aus dem Weg^1! ich muss ihn finden!/%",</text:p>
          </table:table-cell>
          <table:table-cell table:number-columns-repeated="6"/>
          <table:table-cell office:value-type="string" calcext:value-type="string">
            <text:p>Zeilennummer 943: "\\E0* Anyway^1, get out of my way^1! I'm gonna find him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* (scheint^1, als ob sie den Weg auch nicht kennt^1, Kris...)/%",</text:p>
          </table:table-cell>
          <table:table-cell table:number-columns-repeated="6"/>
          <table:table-cell office:value-type="string" calcext:value-type="string">
            <text:p>Zeilennummer 943: "* (Seems she doesn't know the right way either^1, Kris..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* Hey^1, Kris^1, ich weiß du willst bleiben^1, aber.../",</text:p>
          </table:table-cell>
          <table:table-cell table:number-columns-repeated="6"/>
          <table:table-cell office:value-type="string" calcext:value-type="string">
            <text:p>Zeilennummer 943: "* Hey^1, Kris^1, I know you wanna stay^1, but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\\E1* Wir sollten los./%",</text:p>
          </table:table-cell>
          <table:table-cell table:number-columns-repeated="6"/>
          <table:table-cell office:value-type="string" calcext:value-type="string">
            <text:p>Zeilennummer 943: "\\E1* We gotta go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* Wir sollten los^1, Kris.../",</text:p>
          </table:table-cell>
          <table:table-cell table:number-columns-repeated="6"/>
          <table:table-cell office:value-type="string" calcext:value-type="string">
            <text:p>Zeilennummer 943: "* We've gotta go^1, Kris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\\E1* Wir haben keine Zeit./%",</text:p>
          </table:table-cell>
          <table:table-cell table:number-columns-repeated="6"/>
          <table:table-cell office:value-type="string" calcext:value-type="string">
            <text:p>Zeilennummer 943: "\\E1* There's no time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* OK^1, vielleicht spiele ich es etwas zu hoch^1, aber.../%",</text:p>
          </table:table-cell>
          <table:table-cell table:number-columns-repeated="6"/>
          <table:table-cell office:value-type="string" calcext:value-type="string">
            <text:p>Zeilennummer 943: "* OK^1, maybe things aren't that urgent^1, but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\\E0* ... Huh?/",</text:p>
          </table:table-cell>
          <table:table-cell table:number-columns-repeated="6"/>
          <table:table-cell office:value-type="string" calcext:value-type="string">
            <text:p>Zeilennummer 943: "\\E0* ... Huh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\\E1* Kris^1, du willst.../",</text:p>
          </table:table-cell>
          <table:table-cell table:number-columns-repeated="6"/>
          <table:table-cell office:value-type="string" calcext:value-type="string">
            <text:p>Zeilennummer 943: "\\E1* Kris^1, you wanna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\\E2* ... dich noch von allen verabschieden^1, nicht?/",</text:p>
          </table:table-cell>
          <table:table-cell table:number-columns-repeated="6"/>
          <table:table-cell office:value-type="string" calcext:value-type="string">
            <text:p>Zeilennummer 943: "\\E2* ... go say goodbye to everyone^1, don't you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\\E0* .../",</text:p>
          </table:table-cell>
          <table:table-cell table:number-columns-repeated="6"/>
          <table:table-cell office:value-type="string" calcext:value-type="string">
            <text:p>Zeilennummer 943: "\\E0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\\E3* Heh^1, nun..^1. Wenn ich mit MUSS,/",</text:p>
          </table:table-cell>
          <table:table-cell table:number-columns-repeated="6"/>
          <table:table-cell office:value-type="string" calcext:value-type="string">
            <text:p>Zeilennummer 943: "\\E3* Heh^1, well..^1. if you're gonna MAKE me,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\\E2* DENKE ich^1, geht das in Ordnung./",</text:p>
          </table:table-cell>
          <table:table-cell table:number-columns-repeated="6"/>
          <table:table-cell office:value-type="string" calcext:value-type="string">
            <text:p>Zeilennummer 943: "\\E2* I GUESS we can go back for a bit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\\E9* Los geht's!/%",</text:p>
          </table:table-cell>
          <table:table-cell table:number-columns-repeated="6"/>
          <table:table-cell office:value-type="string" calcext:value-type="string">
            <text:p>Zeilennummer 943: "\\E9* Let's go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* Komm schon^1, Verabschieden wir uns wenigsten von Lancer!/%",</text:p>
          </table:table-cell>
          <table:table-cell table:number-columns-repeated="6"/>
          <table:table-cell office:value-type="string" calcext:value-type="string">
            <text:p>Zeilennummer 943: "* C'mon^1, let's at least say bye to Lancer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\\E0* Willkomen zuhause^1, Liebling!/",</text:p>
          </table:table-cell>
          <table:table-cell table:number-columns-repeated="6"/>
          <table:table-cell office:value-type="string" calcext:value-type="string">
            <text:p>Zeilennummer 943: "\\E0* Welcome home^1, honey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\\E9* Hattest du viel Spaß^1, mit deinen Freunden?/",</text:p>
          </table:table-cell>
          <table:table-cell table:number-columns-repeated="6"/>
          <table:table-cell office:value-type="string" calcext:value-type="string">
            <text:p>Zeilennummer 943: "\\E9* Did you have fun with your friend today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\\E0* Nebenbei^1, ich habe den Kuchen fertig gebacken.../",</text:p>
          </table:table-cell>
          <table:table-cell table:number-columns-repeated="6"/>
          <table:table-cell office:value-type="string" calcext:value-type="string">
            <text:p>Zeilennummer 943: "\\E0* By the way^1, I just finished baking a pie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\\E0* Wenn du jetzt schlafen gehst^1, sollte er morgen abgekühlt sein./",</text:p>
          </table:table-cell>
          <table:table-cell table:number-columns-repeated="6"/>
          <table:table-cell office:value-type="string" calcext:value-type="string">
            <text:p>Zeilennummer 943: "\\E0* If you go to bed^1, it will be cool when you wak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\\E3* ... aber iss nicht alles allein auf^1, OK?/%",</text:p>
          </table:table-cell>
          <table:table-cell table:number-columns-repeated="6"/>
          <table:table-cell office:value-type="string" calcext:value-type="string">
            <text:p>Zeilennummer 943: "\\E3* ... but do not eat it all this time^1, all right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\\E0* Wieder da^1? Herrje^1, du bist aber aktiv heute^1, oder?/",</text:p>
          </table:table-cell>
          <table:table-cell table:number-columns-repeated="6"/>
          <table:table-cell office:value-type="string" calcext:value-type="string">
            <text:p>Zeilennummer 943: "\\E0* Back again^1? My^1, you are active today^1, are you not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\\E4* Vielleicht soltest du mit der Energie eher Aufwachen?/",</text:p>
          </table:table-cell>
          <table:table-cell table:number-columns-repeated="6"/>
          <table:table-cell office:value-type="string" calcext:value-type="string">
            <text:p>Zeilennummer 943: "\\E4* Perhaps you can use some of that energy to wake up on time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\\E9* Dein Bruder kann dich nicht mehr zur Schule bringen^1, weißt du./%",</text:p>
          </table:table-cell>
          <table:table-cell table:number-columns-repeated="6"/>
          <table:table-cell office:value-type="string" calcext:value-type="string">
            <text:p>Zeilennummer 943: "\\E9* Your brother cannot carry you to school any more^1, you know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\\E1* Kris...^1? Warum kommst du immer wieder?/",</text:p>
          </table:table-cell>
          <table:table-cell table:number-columns-repeated="6"/>
          <table:table-cell office:value-type="string" calcext:value-type="string">
            <text:p>Zeilennummer 943: "\\E1* Kris...^1? Why do you keep leaving and coming back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\\E4* Soll ich eine Drehtür installieren?/%",</text:p>
          </table:table-cell>
          <table:table-cell table:number-columns-repeated="6"/>
          <table:table-cell office:value-type="string" calcext:value-type="string">
            <text:p>Zeilennummer 943: "\\E4* Would you like me to install a revolving door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43: "* (Der Torschlüssel erschuf ein Tor, im Tor.)/%",</text:p>
          </table:table-cell>
          <table:table-cell table:number-columns-repeated="6"/>
          <table:table-cell office:value-type="string" calcext:value-type="string">
            <text:p>Zeilennummer 943: "* (The Door Key created a Door.)/%",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0:38:28.682000000</meta:creation-date>
    <dc:date>2023-06-18T20:42:30.182000000</dc:date>
    <meta:editing-duration>PT4M1S</meta:editing-duration>
    <meta:editing-cycles>1</meta:editing-cycles>
    <meta:document-statistic meta:table-count="1" meta:cell-count="95" meta:object-count="0"/>
    <meta:generator>LibreOffice/7.4.3.2$Windows_X86_64 LibreOffice_project/1048a8393ae2eeec98dff31b5c133c5f1d08b890</meta:generator>
  </office:meta>
</office:document-meta>
</file>